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b5cdd"/>
    </style:style>
    <style:style style:name="P2" style:family="paragraph" style:parent-style-name="Standard">
      <style:text-properties officeooo:rsid="000c1d8e" officeooo:paragraph-rsid="000c1d8e"/>
    </style:style>
    <style:style style:name="P3" style:family="paragraph" style:parent-style-name="Standard">
      <style:text-properties officeooo:rsid="000c1d8e" officeooo:paragraph-rsid="001d6cf0"/>
    </style:style>
    <style:style style:name="P4" style:family="paragraph" style:parent-style-name="Standard">
      <style:text-properties fo:font-weight="normal" officeooo:rsid="000c1d8e" officeooo:paragraph-rsid="000c1d8e" style:font-weight-asian="normal" style:font-weight-complex="normal"/>
    </style:style>
    <style:style style:name="P5" style:family="paragraph" style:parent-style-name="Standard">
      <style:text-properties officeooo:paragraph-rsid="000c1d8e"/>
    </style:style>
    <style:style style:name="P6" style:family="paragraph" style:parent-style-name="Standard">
      <style:paragraph-properties style:line-height-at-least="0.476cm"/>
      <style:text-properties fo:color="#000000" loext:opacity="100%" style:font-name="IBMPlexMono" fo:font-size="9pt" fo:font-weight="normal" fo:background-color="#ffffff"/>
    </style:style>
    <style:style style:name="P7" style:family="paragraph" style:parent-style-name="Standard">
      <style:text-properties fo:font-variant="normal" fo:text-transform="none" fo:color="#212529" loext:opacity="100%" style:font-name="apple-system" fo:font-size="11.25pt" fo:letter-spacing="normal" fo:font-style="normal" fo:font-weight="bold" officeooo:rsid="000c1d8e" officeooo:paragraph-rsid="000c1d8e"/>
    </style:style>
    <style:style style:name="P8" style:family="paragraph" style:parent-style-name="Standard">
      <style:text-properties fo:font-variant="normal" fo:text-transform="none" fo:color="#212529" loext:opacity="100%" style:font-name="apple-system" fo:font-size="11.25pt" fo:letter-spacing="normal" fo:font-style="normal" fo:font-weight="normal" officeooo:rsid="000c1d8e" officeooo:paragraph-rsid="000c1d8e" style:font-weight-asian="normal" style:font-weight-complex="normal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c1d8e"/>
    </style:style>
    <style:style style:name="T3" style:family="text">
      <style:text-properties officeooo:rsid="001d6cf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a31515" loext:opacity="100%"/>
    </style:style>
    <style:style style:name="T6" style:family="text">
      <style:text-properties fo:color="#000000" loext:opacity="100%" style:font-name="IBMPlexMono" fo:font-size="9pt" fo:font-weight="normal" fo:background-color="#ffffff" loext:char-shading-value="0"/>
    </style:style>
    <style:style style:name="T7" style:family="text">
      <style:text-properties fo:color="#0451a5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Real-time Chat Application</text:p>
      <text:p text:style-name="P4"/>
      <text:p text:style-name="P8">Develop a simplified, scalable real-time chat application capable of supporting private one-on-one messages. The application should handle a significant number of concurrent users efficiently, ensuring real-time communication without noticeable lag.</text:p>
      <text:p text:style-name="P7"/>
      <text:p text:style-name="P2">## Setup</text:p>
      <text:p text:style-name="P2"/>
      <text:p text:style-name="P2">1. Clone the repository:</text:p>
      <text:p text:style-name="P2"/>
      <text:p text:style-name="P2"><text:s text:c="3"/>git clone https://github.com/opchaudhary/realtime-chat-application.git</text:p>
      <text:p text:style-name="P2"><text:s text:c="3"/></text:p>
      <text:p text:style-name="P2">2. Navigate to the project directory:</text:p>
      <text:p text:style-name="P2"><text:s text:c="3"/>```</text:p>
      <text:p text:style-name="P3"><text:s text:c="3"/>cd real-time-chat-app</text:p>
      <text:p text:style-name="P2"><text:s text:c="3"/>```</text:p>
      <text:p text:style-name="P2">3. Install dependencies:</text:p>
      <text:p text:style-name="P2"><text:s text:c="3"/>```</text:p>
      <text:p text:style-name="P2"><text:s text:c="3"/>npm install</text:p>
      <text:p text:style-name="P2"><text:s text:c="3"/>```</text:p>
      <text:p text:style-name="P2">4. Setup PostgreSQL:</text:p>
      <text:p text:style-name="P2"><text:s text:c="3"/>- Ensure PostgreSQL is installed and running.</text:p>
      <text:p text:style-name="P3"><text:s text:c="3"/>- Create a PostgreSQL database named `real-time-chat-app`.</text:p>
      <text:p text:style-name="P2"><text:s text:c="2"/></text:p>
      <text:p text:style-name="P2"/>
      <text:p text:style-name="P2">5. Setup Kafka:</text:p>
      <text:p text:style-name="P2"><text:s text:c="3"/>- Download Kafka from [here](https://kafka.apache.org/downloads).</text:p>
      <text:p text:style-name="P2"><text:s text:c="3"/>- Extract the Kafka archive.</text:p>
      <text:p text:style-name="P2"><text:s text:c="3"/>- Start Zookeeper:</text:p>
      <text:p text:style-name="P2"><text:s text:c="5"/>```</text:p>
      <text:p text:style-name="P2"><text:s text:c="5"/>cd kafka_2.13-3.7.0 <text:s/></text:p>
      <text:p text:style-name="P2"/>
      <text:p text:style-name="P2"><text:s text:c="5"/>bin/zookeeper-server-start.sh config/zookeeper.properties</text:p>
      <text:p text:style-name="P2"><text:s text:c="5"/>```</text:p>
      <text:p text:style-name="P2"><text:s text:c="3"/>- Start Kafka server:</text:p>
      <text:p text:style-name="P2"><text:s text:c="5"/>```</text:p>
      <text:p text:style-name="P2"><text:s text:c="5"/>bin/kafka-server-start.sh config/server.properties</text:p>
      <text:p text:style-name="P2"><text:s text:c="5"/>```</text:p>
      <text:p text:style-name="P2"/>
      <text:p text:style-name="P2">6. Setup Redis:</text:p>
      <text:p text:style-name="P2"><text:s text:c="3"/>- Install Redis server:</text:p>
      <text:p text:style-name="P2"><text:s text:c="5"/>```</text:p>
      <text:p text:style-name="P2"><text:s text:c="5"/>sudo apt update</text:p>
      <text:p text:style-name="P2"><text:s text:c="5"/>sudo apt install redis-server</text:p>
      <text:p text:style-name="P2"><text:s text:c="5"/>```</text:p>
      <text:p text:style-name="P2"><text:s text:c="3"/>- Start Redis server:</text:p>
      <text:p text:style-name="P2"><text:s text:c="5"/>```</text:p>
      <text:p text:style-name="P2"><text:s text:c="5"/>sudo systemctl start redis-server</text:p>
      <text:p text:style-name="P2"><text:s text:c="5"/>```</text:p>
      <text:p text:style-name="P2"/>
      <text:p text:style-name="P2">7. Configure environment variables:</text:p>
      <text:p text:style-name="P2"><text:s text:c="3"/>- Create a `.env` file in the project root directory.</text:p>
      <text:p text:style-name="P2"><text:soft-page-break/><text:s text:c="3"/>- Define the following environment variables in the `.env` file:</text:p>
      <text:p text:style-name="P2"><text:s text:c="5"/>```</text:p>
      <text:p text:style-name="P2"><text:s text:c="5"/>PORT=300<text:span text:style-name="T3">2</text:span></text:p>
      <text:p text:style-name="P5"><text:span text:style-name="T2"><text:s text:c="5"/>JWT_SECRET=</text:span><text:span text:style-name="T4">Omprakashchaudhary@12345</text:span></text:p>
      <text:p text:style-name="P2"><text:s text:c="5"/>``<text:span text:style-name="T3">`</text:span></text:p>
      <text:p text:style-name="P2"/>
      <text:p text:style-name="P2">8. Start the application:</text:p>
      <text:p text:style-name="P2"><text:s text:c="3"/>```</text:p>
      <text:p text:style-name="P2"><text:s text:c="3"/>node server.js</text:p>
      <text:p text:style-name="P2"><text:s text:c="3"/>```</text:p>
      <text:p text:style-name="P2"/>
      <text:p text:style-name="P2">## Technologies &amp; Topics</text:p>
      <text:p text:style-name="P2">- **Database:** Postgres</text:p>
      <text:p text:style-name="P2">- **Caching:** Redis</text:p>
      <text:p text:style-name="P2">- **Messaging Queue:** Kafka</text:p>
      <text:p text:style-name="P2">- **Backend Development:** NodeJS</text:p>
      <text:p text:style-name="P2">- **Communcation:** WebSocket</text:p>
      <text:p text:style-name="P2"/>
      <text:p text:style-name="P2">## Components</text:p>
      <text:p text:style-name="P2">- **User Account Management:** Sign up, sign in, and user profile management.</text:p>
      <text:p text:style-name="P2">- **Chat Functionality:** Real-time messaging, including private chats.</text:p>
      <text:p text:style-name="P2">- **Message History:** Storage and retrieval of message history from Postgres.</text:p>
      <text:p text:style-name="P2">- **Session Management and Caching:** Redis for managing user sessions and caching recent messages.</text:p>
      <text:p text:style-name="P2">- **Message Queue:** Kafka for real-time message delivery.</text:p>
      <text:p text:style-name="P2">- **Security:** Basic authentication, authorization, and message encryption.</text:p>
      <text:p text:style-name="P2">- **APIs:** RESTful and WebSocket endpoints.</text:p>
      <text:p text:style-name="P2"/>
      <text:p text:style-name="P2"># API Endpoints</text:p>
      <text:p text:style-name="P2"/>
      <text:p text:style-name="P2">This document outlines the available API endpoints for the Real-time Chat Application.</text:p>
      <text:p text:style-name="P2"/>
      <text:p text:style-name="P2">## Register</text:p>
      <text:p text:style-name="P2">- **URL:** `POST /auth/register`</text:p>
      <text:p text:style-name="P2">- **Description:** Endpoint to register a new user.</text:p>
      <text:p text:style-name="P2">- **Request Body:**</text:p>
      <text:p text:style-name="P2"><text:s text:c="2"/>```json</text:p>
      <text:p text:style-name="P2"><text:s text:c="2"/>{</text:p>
      <text:p text:style-name="P2"><text:s text:c="4"/>"username": "<text:span text:style-name="T3">omprakash</text:span>",</text:p>
      <text:p text:style-name="P2"><text:s text:c="4"/>"password": "<text:span text:style-name="T3">omprakash</text:span>@123"</text:p>
      <text:p text:style-name="P2"><text:s text:c="2"/>}</text:p>
      <text:p text:style-name="P2"><text:s text:c="2"/>```</text:p>
      <text:p text:style-name="P2">- **Response:** </text:p>
      <text:p text:style-name="P2"><text:s text:c="2"/>- Status: 201 Created</text:p>
      <text:p text:style-name="P2"><text:s text:c="2"/>- Body: </text:p>
      <text:p text:style-name="P2"><text:s text:c="4"/>```json</text:p>
      <text:p text:style-name="P2"><text:s text:c="4"/>{</text:p>
      <text:p text:style-name="P2"><text:s text:c="6"/>"message": "User created successfully",</text:p>
      <text:p text:style-name="P2"><text:s text:c="6"/>"user": {</text:p>
      <text:p text:style-name="P2"><text:s text:c="8"/>"id": 1,</text:p>
      <text:p text:style-name="P2"><text:s text:c="8"/>"username": "<text:span text:style-name="T3">omprakash</text:span>"</text:p>
      <text:p text:style-name="P2"><text:tab/>“<text:span text:style-name="T3">password</text:span>”: “<text:span text:style-name="T3">hjgjfsadfsgfysibkfabksdabkcbsodbfoeubsodd</text:span>”</text:p>
      <text:p text:style-name="P2"><text:soft-page-break/><text:s text:c="6"/>}</text:p>
      <text:p text:style-name="P2"><text:s text:c="4"/>}</text:p>
      <text:p text:style-name="P2"><text:s text:c="4"/>```</text:p>
      <text:p text:style-name="P2"/>
      <text:p text:style-name="P2">## Login</text:p>
      <text:p text:style-name="P2">- **URL:** `POST /auth/login`</text:p>
      <text:p text:style-name="P2">- **Description:** Endpoint to authenticate a user.</text:p>
      <text:p text:style-name="P2">- **Request Body:**</text:p>
      <text:p text:style-name="P2"><text:s text:c="2"/>```json</text:p>
      <text:p text:style-name="P2"><text:s text:c="2"/>{</text:p>
      <text:p text:style-name="P2"><text:s text:c="4"/>"username": "<text:span text:style-name="T3">omprakash</text:span>",</text:p>
      <text:p text:style-name="P2"><text:s text:c="4"/>"password": "<text:span text:style-name="T3">omprakash</text:span>@123"</text:p>
      <text:p text:style-name="P2"><text:s text:c="2"/>}</text:p>
      <text:p text:style-name="P2"><text:s text:c="2"/>```</text:p>
      <text:p text:style-name="P2">- **Response:** </text:p>
      <text:p text:style-name="P2"><text:s text:c="2"/>- Status: 200 OK</text:p>
      <text:p text:style-name="P2"><text:s text:c="2"/>- Body: </text:p>
      <text:p text:style-name="P2"><text:s text:c="4"/>```json</text:p>
      <text:p text:style-name="P5"><text:span text:style-name="T2"><text:s text:c="4"/></text:span><text:span text:style-name="T6">{</text:span></text:p>
      <text:p text:style-name="P6"><text:span text:style-name="T5">"message"</text:span>: <text:span text:style-name="T7">"Login successful"</text:span>,</text:p>
      <text:p text:style-name="P6"><text:span text:style-name="T5">"token"</text:span>: <text:span text:style-name="T7">"eyJhbGciOiJIUzI1NiIsInR5cCI6IkpXVCJ9.eyJ1c2VySWQiOjExLCJpYXQiOjE3MTQ1NzU3NTcsImV4cCI6MTcxNDU3OTM1N30.jIOEOfMoUIvFqiHgmCL1BKbndkgSZaYiJFv9ScexAYY"</text:span></text:p>
      <text:p text:style-name="P6">}</text:p>
      <text:p text:style-name="P2"/>
      <text:p text:style-name="P2"/>
      <text:p text:style-name="P2">## Running Tests</text:p>
      <text:p text:style-name="P2"/>
      <text:p text:style-name="P2">To run unit and integration tests using Jest, use the following command:</text:p>
      <text:p text:style-name="P2">```</text:p>
      <text:p text:style-name="P2">npm test</text:p>
      <text:p text:style-name="P2">```</text:p>
      <text:p text:style-name="P2"/>
      <text:p text:style-name="P2">## Usage</text:p>
      <text:p text:style-name="P2"/>
      <text:p text:style-name="P2">Once the application is running, you can access the chat application through a web browser at `http://localhost:300<text:span text:style-name="T3">2</text:span>`.</text:p>
      <text:p text:style-name="P2"/>
      <text:p text:style-name="P2">## Technologies &amp; Topics</text:p>
      <text:p text:style-name="P2">- **Database:** Postgres</text:p>
      <text:p text:style-name="P2">- **Caching:** Redis</text:p>
      <text:p text:style-name="P2">- **Messaging Queue:** Kafka</text:p>
      <text:p text:style-name="P2">- **Backend Development:** NodeJS</text:p>
      <text:p text:style-name="P2">- **Communcation:** WebSocket</text:p>
      <text:p text:style-name="P2"/>
      <text:p text:style-name="P2">## Components</text:p>
      <text:p text:style-name="P2">- **User Account Management:** Sign up, sign in, and user profile management.</text:p>
      <text:p text:style-name="P2">- **Chat Functionality:** Real-time messaging, including private chats.</text:p>
      <text:p text:style-name="P2">- **Message History:** Storage and retrieval of message history from Postgres.</text:p>
      <text:p text:style-name="P2">- **Session Management and Caching:** Redis for managing user sessions and caching recent messages.</text:p>
      <text:p text:style-name="P2">- **Message Queue:** Kafka for real-time message delivery.</text:p>
      <text:p text:style-name="P2"><text:soft-page-break/>- **Security:** Basic authentication, authorization, and message encryption.</text:p>
      <text:p text:style-name="P2">- **APIs:** RESTful and WebSocket endpoint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2:54:10.770635783</meta:creation-date>
    <dc:date>2024-05-01T21:22:07.760574460</dc:date>
    <meta:editing-duration>PT1H34M1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29" meta:word-count="492" meta:character-count="3992" meta:non-whitespace-character-count="3367"/>
  </office:meta>
</office:document-meta>
</file>